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430" officeooo:paragraph-rsid="000f8430"/>
    </style:style>
    <style:style style:name="P2" style:family="paragraph" style:parent-style-name="Standard">
      <style:text-properties officeooo:rsid="0010af03" officeooo:paragraph-rsid="0010af03"/>
    </style:style>
    <style:style style:name="P3" style:family="paragraph" style:parent-style-name="Standard">
      <style:text-properties officeooo:rsid="0011c4a3" officeooo:paragraph-rsid="0011c4a3"/>
    </style:style>
    <style:style style:name="P4" style:family="paragraph" style:parent-style-name="Standard">
      <style:text-properties officeooo:rsid="00145c77" officeooo:paragraph-rsid="00145c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 a</text:p>
      <text:p text:style-name="P3"/>
      <text:p text:style-name="P3">Regular Gradient Descent</text:p>
      <text:p text:style-name="P3"/>
      <text:p text:style-name="P1">Alpha: 0.00820 <text:s/># of interations: 117 <text:s/>Cost: 11.70771</text:p>
      <text:p text:style-name="P1">Alpha: 0.00810 <text:s/># of interations: 118 <text:s/>Cost: 11.70900</text:p>
      <text:p text:style-name="P1">Alpha: 0.00800 <text:s/># of interations: 120 <text:s/>Cost: 11.70933</text:p>
      <text:p text:style-name="P1">Alpha: 0.00790 <text:s/># of interations: 122 <text:s/>Cost: 11.70968</text:p>
      <text:p text:style-name="P1">Alpha: 0.00780 <text:s/># of interations: 124 <text:s/>Cost: 11.71006</text:p>
      <text:p text:style-name="P1">Alpha: 0.00770 <text:s/># of interations: 126 <text:s/>Cost: 11.71047</text:p>
      <text:p text:style-name="P1">Alpha: 0.00760 <text:s/># of interations: 128 <text:s/>Cost: 11.71090</text:p>
      <text:p text:style-name="P1">Alpha: 0.00750 <text:s/># of interations: 130 <text:s/>Cost: 11.71136</text:p>
      <text:p text:style-name="P1">Alpha: 0.00740 <text:s/># of interations: 132 <text:s/>Cost: 11.71185</text:p>
      <text:p text:style-name="P1">Alpha: 0.00730 <text:s/># of interations: 134 <text:s/>Cost: 11.71237</text:p>
      <text:p text:style-name="P1">Alpha: 0.00720 <text:s/># of interations: 135 <text:s/>Cost: 11.71391</text:p>
      <text:p text:style-name="P1">Alpha: 0.00710 <text:s/># of interations: 137 <text:s/>Cost: 11.71450</text:p>
      <text:p text:style-name="P1">Alpha: 0.00700 <text:s/># of interations: 139 <text:s/>Cost: 11.71514</text:p>
      <text:p text:style-name="P1">Alpha: 0.00690 <text:s/># of interations: 142 <text:s/>Cost: 11.71484</text:p>
      <text:p text:style-name="P1">Alpha: 0.00680 <text:s/># of interations: 144 <text:s/>Cost: 11.71556</text:p>
      <text:p text:style-name="P1">Alpha: 0.00670 <text:s/># of interations: 146 <text:s/>Cost: 11.71632</text:p>
      <text:p text:style-name="P1">Alpha: 0.00660 <text:s/># of interations: 148 <text:s/>Cost: 11.71714</text:p>
      <text:p text:style-name="P1">Alpha: 0.00650 <text:s/># of interations: 150 <text:s/>Cost: 11.71800</text:p>
      <text:p text:style-name="P1">Alpha: 0.00640 <text:s/># of interations: 152 <text:s/>Cost: 11.71892</text:p>
      <text:p text:style-name="P1">Alpha: 0.00630 <text:s/># of interations: 154 <text:s/>Cost: 11.71990</text:p>
      <text:p text:style-name="P1">Alpha: 0.00620 <text:s/># of interations: 157 <text:s/>Cost: 11.71996</text:p>
      <text:p text:style-name="P1">Alpha: 0.00610 <text:s/># of interations: 159 <text:s/>Cost: 11.72106</text:p>
      <text:p text:style-name="P1">Alpha: 0.00600 <text:s/># of interations: 161 <text:s/>Cost: 11.72223</text:p>
      <text:p text:style-name="P1">Alpha: 0.00590 <text:s/># of interations: 164 <text:s/>Cost: 11.72249</text:p>
      <text:p text:style-name="P1">Alpha: 0.00580 <text:s/># of interations: 166 <text:s/>Cost: 11.72381</text:p>
      <text:p text:style-name="P1">Alpha: 0.00570 <text:s/># of interations: 169 <text:s/>Cost: 11.72422</text:p>
      <text:p text:style-name="P1">Alpha: 0.00560 <text:s/># of interations: 171 <text:s/>Cost: 11.72569</text:p>
      <text:p text:style-name="P1">Alpha: 0.00550 <text:s/># of interations: 174 <text:s/>Cost: 11.72628</text:p>
      <text:p text:style-name="P1">Alpha: 0.00540 <text:s/># of interations: 176 <text:s/>Cost: 11.72793</text:p>
      <text:p text:style-name="P1">Alpha: 0.00530 <text:s/># of interations: 179 <text:s/>Cost: 11.72870</text:p>
      <text:p text:style-name="P1">Alpha: 0.00520 <text:s/># of interations: 182 <text:s/>Cost: 11.72957</text:p>
      <text:p text:style-name="P1">Alpha: 0.00510 <text:s/># of interations: 185 <text:s/>Cost: 11.73055</text:p>
      <text:p text:style-name="P1">Alpha: 0.00500 <text:s/># of interations: 187 <text:s/>Cost: 11.73263</text:p>
      <text:p text:style-name="P1">Alpha: 0.00490 <text:s/># of interations: 190 <text:s/>Cost: 11.73384</text:p>
      <text:p text:style-name="P1">Alpha: 0.00480 <text:s/># of interations: 193 <text:s/>Cost: 11.73518</text:p>
      <text:p text:style-name="P1">Alpha: 0.00470 <text:s/># of interations: 197 <text:s/>Cost: 11.73567</text:p>
      <text:p text:style-name="P1">Alpha: 0.00460 <text:s/># of interations: 200 <text:s/>Cost: 11.73729</text:p>
      <text:p text:style-name="P1">Alpha: 0.00450 <text:s/># of interations: 203 <text:s/>Cost: 11.73906</text:p>
      <text:p text:style-name="P1">Alpha: 0.00440 <text:s/># of interations: 207 <text:s/>Cost: 11.74001</text:p>
      <text:p text:style-name="P1">Alpha: 0.00430 <text:s/># of interations: 210 <text:s/>Cost: 11.74212</text:p>
      <text:p text:style-name="P1">Alpha: 0.00420 <text:s/># of interations: 214 <text:s/>Cost: 11.74342</text:p>
      <text:p text:style-name="P1">Alpha: 0.00410 <text:s/># of interations: 218 <text:s/>Cost: 11.74492</text:p>
      <text:p text:style-name="P1">Alpha: 0.00400 <text:s/># of interations: 221 <text:s/>Cost: 11.74761</text:p>
      <text:p text:style-name="P1">Alpha: 0.00390 <text:s/># of interations: 225 <text:s/>Cost: 11.74954</text:p>
      <text:p text:style-name="P1">Alpha: 0.00380 <text:s/># of interations: 230 <text:s/>Cost: 11.75072</text:p>
      <text:p text:style-name="P1"><text:soft-page-break/>Alpha: 0.00370 <text:s/># of interations: 234 <text:s/>Cost: 11.75315</text:p>
      <text:p text:style-name="P1">Alpha: 0.00360 <text:s/># of interations: 238 <text:s/>Cost: 11.75585</text:p>
      <text:p text:style-name="P1">Alpha: 0.00350 <text:s/># of interations: 243 <text:s/>Cost: 11.75785</text:p>
      <text:p text:style-name="P1">Alpha: 0.00340 <text:s/># of interations: 248 <text:s/>Cost: 11.76017</text:p>
      <text:p text:style-name="P1">Alpha: 0.00330 <text:s/># of interations: 253 <text:s/>Cost: 11.76284</text:p>
      <text:p text:style-name="P1">Alpha: 0.00320 <text:s/># of interations: 258 <text:s/>Cost: 11.76588</text:p>
      <text:p text:style-name="P1">Alpha: 0.00310 <text:s/># of interations: 264 <text:s/>Cost: 11.76833</text:p>
      <text:p text:style-name="P1">Alpha: 0.00300 <text:s/># of interations: 269 <text:s/>Cost: 11.77221</text:p>
      <text:p text:style-name="P1">Alpha: 0.00290 <text:s/># of interations: 275 <text:s/>Cost: 11.77557</text:p>
      <text:p text:style-name="P1">Alpha: 0.00280 <text:s/># of interations: 282 <text:s/>Cost: 11.77847</text:p>
      <text:p text:style-name="P1">Alpha: 0.00270 <text:s/># of interations: 288 <text:s/>Cost: 11.78292</text:p>
      <text:p text:style-name="P1">Alpha: 0.00260 <text:s/># of interations: 295 <text:s/>Cost: 11.78702</text:p>
      <text:p text:style-name="P1">Alpha: 0.00250 <text:s/># of interations: 303 <text:s/>Cost: 11.79081</text:p>
      <text:p text:style-name="P1">Alpha: 0.00240 <text:s/># of interations: 310 <text:s/>Cost: 11.79636</text:p>
      <text:p text:style-name="P1">Alpha: 0.00230 <text:s/># of interations: 318 <text:s/>Cost: 11.80177</text:p>
      <text:p text:style-name="P1">Alpha: 0.00220 <text:s/># of interations: 327 <text:s/>Cost: 11.80713</text:p>
      <text:p text:style-name="P1">Alpha: 0.00210 <text:s/># of interations: 336 <text:s/>Cost: 11.81355</text:p>
      <text:p text:style-name="P1">Alpha: 0.00200 <text:s/># of interations: 346 <text:s/>Cost: 11.82017</text:p>
      <text:p text:style-name="P1">Alpha: 0.00190 <text:s/># of interations: 357 <text:s/>Cost: 11.82715</text:p>
      <text:p text:style-name="P1">Alpha: 0.00180 <text:s/># of interations: 368 <text:s/>Cost: 11.83566</text:p>
      <text:p text:style-name="P1">Alpha: 0.00170 <text:s/># of interations: 380 <text:s/>Cost: 11.84495</text:p>
      <text:p text:style-name="P1">Alpha: 0.00160 <text:s/># of interations: 393 <text:s/>Cost: 11.85527</text:p>
      <text:p text:style-name="P1">Alpha: 0.00150 <text:s/># of interations: 407 <text:s/>Cost: 11.86695</text:p>
      <text:p text:style-name="P1">Alpha: 0.00140 <text:s/># of interations: 423 <text:s/>Cost: 11.87942</text:p>
      <text:p text:style-name="P1">Alpha: 0.00130 <text:s/># of interations: 439 <text:s/>Cost: 11.89517</text:p>
      <text:p text:style-name="P1">Alpha: 0.00120 <text:s/># of interations: 458 <text:s/>Cost: 11.91185</text:p>
      <text:p text:style-name="P1">Alpha: 0.00110 <text:s/># of interations: 478 <text:s/>Cost: 11.93231</text:p>
      <text:p text:style-name="P1">Alpha: 0.00100 <text:s/># of interations: 500 <text:s/>Cost: 11.95663</text:p>
      <text:p text:style-name="P1">Alpha: 0.00090 <text:s/># of interations: 524 <text:s/>Cost: 11.98628</text:p>
      <text:p text:style-name="P1">Alpha: 0.00080 <text:s/># of interations: 551 <text:s/>Cost: 12.02230</text:p>
      <text:p text:style-name="P1">Alpha: 0.00070 <text:s/># of interations: 580 <text:s/>Cost: 12.06852</text:p>
      <text:p text:style-name="P1">Alpha: 0.00060 <text:s/># of interations: 612 <text:s/>Cost: 12.12809</text:p>
      <text:p text:style-name="P1">Alpha: 0.00050 <text:s/># of interations: 643 <text:s/>Cost: 12.21122</text:p>
      <text:p text:style-name="P1">Alpha: 0.00040 <text:s/># of interations: 668 <text:s/>Cost: 12.33250</text:p>
      <text:p text:style-name="P1">Alpha: 0.00030 <text:s/># of interations: 665 <text:s/>Cost: 12.52812</text:p>
      <text:p text:style-name="P1">Alpha: 0.00020 <text:s/># of interations: 561 <text:s/>Cost: 12.88404</text:p>
      <text:p text:style-name="P1">Alpha: 0.00010 <text:s/># of interations: 501 <text:s/>Cost: 13.2914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Newton’s Method Gradient Descent</text:p>
      <text:p text:style-name="P2"/>
      <text:p text:style-name="P2">def log_hess(theta, x):</text:p>
      <text:p text:style-name="P2"><text:tab/>g = logistic_func(theta,x)</text:p>
      <text:p text:style-name="P2"><text:tab/>hess = 0</text:p>
      <text:p text:style-name="P2"><text:tab/>for index in range(x.shape[0]-1):</text:p>
      <text:p text:style-name="P2"><text:tab/><text:tab/>x_i = x[index,:]</text:p>
      <text:p text:style-name="P2"><text:tab/><text:tab/>hess += x_i.T.dot(x_i.T)*g[index]*(1-g[index])<text:tab/></text:p>
      <text:p text:style-name="P2"><text:tab/>return hess</text:p>
      <text:p text:style-name="P2"/>
      <text:p text:style-name="P2">def grad_desc(theta, x, y, tol, maxiter):</text:p>
      <text:p text:style-name="P2"><text:tab/>nll_vec = []</text:p>
      <text:p text:style-name="P2"><text:tab/>nll_vec.append(neg_log_like(theta, x, y))</text:p>
      <text:p text:style-name="P2"><text:tab/>nll_delta = 2.0*tol</text:p>
      <text:p text:style-name="P2"><text:tab/>iter = 0</text:p>
      <text:p text:style-name="P2"><text:tab/>while(nll_delta &gt; tol) and (iter &lt; maxiter):</text:p>
      <text:p text:style-name="P2"><text:tab/><text:tab/>alpha = 1/log_hess(theta, x)</text:p>
      <text:p text:style-name="P2"><text:tab/><text:tab/>theta = theta -(alpha * log_grad(theta, x, y))</text:p>
      <text:p text:style-name="P2"><text:tab/><text:tab/>nll_vec.append(neg_log_like(theta, x, y))</text:p>
      <text:p text:style-name="P2"><text:tab/><text:tab/>nll_delta = nll_vec[-2] - nll_vec[-1]</text:p>
      <text:p text:style-name="P2"><text:tab/><text:tab/>iter += 1</text:p>
      <text:p text:style-name="P2"><text:tab/>return theta, np.array(nll_vec), iter, alp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def grad_desc(theta, x, y, alpha, tol, maxiter):</text:p>
      <text:p text:style-name="P4"><text:tab/>nll_vec = []</text:p>
      <text:p text:style-name="P4"><text:tab/>data = np.c_[x,y]</text:p>
      <text:p text:style-name="P4"><text:tab/>batch = int(floor(data.shape[0]/5))</text:p>
      <text:p text:style-name="P4"><text:tab/>nll_vec.append(neg_log_like(theta, x[0:batch,:], y[0:batch]))</text:p>
      <text:p text:style-name="P4"><text:tab/>nll_delta = 2.0*tol</text:p>
      <text:p text:style-name="P4"><text:tab/>iter = 0</text:p>
      <text:p text:style-name="P4"><text:tab/>while(abs(nll_delta) &gt; tol) and (iter &lt; maxiter):</text:p>
      <text:p text:style-name="P4"><text:tab/>#while(condition) and (iter &lt; maxiter):</text:p>
      <text:p text:style-name="P4"><text:tab/><text:tab/>#if (iter%30 == 0) and (nll_delta &lt; tol):</text:p>
      <text:p text:style-name="P4"><text:tab/><text:tab/><text:tab/>#condition = False</text:p>
      <text:p text:style-name="P4"><text:tab/><text:tab/>data = np.random.permutation(data)</text:p>
      <text:p text:style-name="P4"><text:tab/><text:tab/>theta = theta - (alpha * log_grad(theta, data[0:batch,:-1], data[0:batch,-1]))</text:p>
      <text:p text:style-name="P4"><text:tab/><text:tab/>nll_vec.append(neg_log_like(theta, data[0:batch,:-1], data[0:batch,-1]))</text:p>
      <text:p text:style-name="P4"><text:tab/><text:tab/>nll_delta = nll_vec[-2] - nll_vec[-1]</text:p>
      <text:p text:style-name="P4"><text:tab/><text:tab/>iter += 1</text:p>
      <text:p text:style-name="P4"><text:tab/>return theta, np.array(nll_vec), iter</text:p>
      <text:p text:style-name="P3">Resulting Observation</text:p>
      <text:p text:style-name="P3"/>
      <text:p text:style-name="P4">Alpha: 0.00050 <text:s/># of interations: 5739 <text:s/>Cost: 1.62177</text:p>
      <text:p text:style-name="P4">Alpha: 0.00049 <text:s/># of interations: 107 <text:s/>Cost: 2.06272</text:p>
      <text:p text:style-name="P4">Alpha: 0.00048 <text:s/># of interations: 2727 <text:s/>Cost: 1.58326</text:p>
      <text:p text:style-name="P4">Alpha: 0.00047 <text:s/># of interations: 444 <text:s/>Cost: 1.87826</text:p>
      <text:p text:style-name="P4">Alpha: 0.00046 <text:s/># of interations: 125 <text:s/>Cost: 2.20548</text:p>
      <text:p text:style-name="P4">Alpha: 0.00045 <text:s/># of interations: 1199 <text:s/>Cost: 5.75306</text:p>
      <text:p text:style-name="P4">Alpha: 0.00044 <text:s/># of interations: 7047 <text:s/>Cost: 2.18396</text:p>
      <text:p text:style-name="P4">Alpha: 0.00043 <text:s/># of interations: 2036 <text:s/>Cost: 1.76382</text:p>
      <text:p text:style-name="P4">Alpha: 0.00042 <text:s/># of interations: 1094 <text:s/>Cost: 1.27837</text:p>
      <text:p text:style-name="P4">Alpha: 0.00041 <text:s/># of interations: 7665 <text:s/>Cost: 1.46310</text:p>
      <text:p text:style-name="P4">Alpha: 0.00040 <text:s/># of interations: 24 <text:s/>Cost: 3.15681</text:p>
      <text:p text:style-name="P4">Alpha: 0.00039 <text:s/># of interations: 2698 <text:s/>Cost: 1.99101</text:p>
      <text:p text:style-name="P4">Alpha: 0.00038 <text:s/># of interations: 304 <text:s/>Cost: 2.66233</text:p>
      <text:p text:style-name="P4">Alpha: 0.00037 <text:s/># of interations: 3798 <text:s/>Cost: 1.26904</text:p>
      <text:p text:style-name="P4">Alpha: 0.00036 <text:s/># of interations: 1350 <text:s/>Cost: 1.50054</text:p>
      <text:p text:style-name="P4">Alpha: 0.00035 <text:s/># of interations: 173 <text:s/>Cost: 2.26908</text:p>
      <text:p text:style-name="P4">Alpha: 0.00034 <text:s/># of interations: 249 <text:s/>Cost: 1.33856</text:p>
      <text:p text:style-name="P4">Alpha: 0.00033 <text:s/># of interations: 597 <text:s/>Cost: 2.28638</text:p>
      <text:p text:style-name="P4">Alpha: 0.00032 <text:s/># of interations: 1896 <text:s/>Cost: 5.15034</text:p>
      <text:p text:style-name="P4">Alpha: 0.00031 <text:s/># of interations: 64 <text:s/>Cost: 2.29230</text:p>
      <text:p text:style-name="P4">Alpha: 0.00030 <text:s/># of interations: 2168 <text:s/>Cost: 2.40023</text:p>
      <text:p text:style-name="P4">Alpha: 0.00029 <text:s/># of interations: 367 <text:s/>Cost: 3.29665</text:p>
      <text:p text:style-name="P4">Alpha: 0.00028 <text:s/># of interations: 624 <text:s/>Cost: 1.04849</text:p>
      <text:p text:style-name="P4">Alpha: 0.00027 <text:s/># of interations: 1891 <text:s/>Cost: 5.76552</text:p>
      <text:p text:style-name="P4">Alpha: 0.00026 <text:s/># of interations: 1504 <text:s/>Cost: 1.11181</text:p>
      <text:p text:style-name="P4">Alpha: 0.00025 <text:s/># of interations: 1319 <text:s/>Cost: 2.21751</text:p>
      <text:p text:style-name="P4">Alpha: 0.00024 <text:s/># of interations: 3186 <text:s/>Cost: 0.63406</text:p>
      <text:p text:style-name="P4">Alpha: 0.00023 <text:s/># of interations: 7035 <text:s/>Cost: 2.01812</text:p>
      <text:p text:style-name="P4">Alpha: 0.00022 <text:s/># of interations: 473 <text:s/>Cost: 2.29497</text:p>
      <text:p text:style-name="P4"><text:soft-page-break/>Alpha: 0.00021 <text:s/># of interations: 4593 <text:s/>Cost: 0.88849</text:p>
      <text:p text:style-name="P4">Alpha: 0.00020 <text:s/># of interations: 273 <text:s/>Cost: 2.73992</text:p>
      <text:p text:style-name="P4">Alpha: 0.00019 <text:s/># of interations: 3345 <text:s/>Cost: 0.97425</text:p>
      <text:p text:style-name="P4">Alpha: 0.00018 <text:s/># of interations: 40 <text:s/>Cost: 3.68858</text:p>
      <text:p text:style-name="P4">Alpha: 0.00017 <text:s/># of interations: 2858 <text:s/>Cost: 2.07787</text:p>
      <text:p text:style-name="P4">Alpha: 0.00016 <text:s/># of interations: 703 <text:s/>Cost: 1.80264</text:p>
      <text:p text:style-name="P4">Alpha: 0.00015 <text:s/># of interations: 172 <text:s/>Cost: 2.58985</text:p>
      <text:p text:style-name="P4">Alpha: 0.00014 <text:s/># of interations: 1416 <text:s/>Cost: 2.36337</text:p>
      <text:p text:style-name="P4">Alpha: 0.00013 <text:s/># of interations: 2352 <text:s/>Cost: 1.42008</text:p>
      <text:p text:style-name="P4">Alpha: 0.00012 <text:s/># of interations: 556 <text:s/>Cost: 3.97444</text:p>
      <text:p text:style-name="P4">Alpha: 0.00011 <text:s/># of interations: 543 <text:s/>Cost: 0.91435</text:p>
      <text:p text:style-name="P4">Alpha: 0.00010 <text:s/># of interations: 72 <text:s/>Cost: 4.57289</text:p>
      <text:p text:style-name="P4">Alpha: 0.00009 <text:s/># of interations: 3647 <text:s/>Cost: 1.63894</text:p>
      <text:p text:style-name="P4">Alpha: 0.00008 <text:s/># of interations: 4663 <text:s/>Cost: 0.91516</text:p>
      <text:p text:style-name="P4">Alpha: 0.00007 <text:s/># of interations: 2747 <text:s/>Cost: 1.92812</text:p>
      <text:p text:style-name="P4">Alpha: 0.00006 <text:s/># of interations: 1109 <text:s/>Cost: 1.91238</text:p>
      <text:p text:style-name="P4">Alpha: 0.00005 <text:s/># of interations: 2511 <text:s/>Cost: 1.01199</text:p>
      <text:p text:style-name="P4">Alpha: 0.00004 <text:s/># of interations: 4656 <text:s/>Cost: 1.27266</text:p>
      <text:p text:style-name="P4">Alpha: 0.00003 <text:s/># of interations: 3228 <text:s/>Cost: 1.68760</text:p>
      <text:p text:style-name="P4">Alpha: 0.00002 <text:s/># of interations: 59 <text:s/>Cost: 8.01102</text:p>
      <text:p text:style-name="P4">Alpha: 0.00001 <text:s/># of interations: 211 <text:s/>Cost: 6.760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33:13.561704207</meta:creation-date>
    <dc:date>2017-02-07T14:22:20.076554121</dc:date>
    <meta:editing-duration>PT1H38M2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5" meta:paragraph-count="172" meta:word-count="1216" meta:character-count="8247" meta:non-whitespace-character-count="6890"/>
  </office:meta>
</office:document-meta>
</file>